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1fc" officeooo:paragraph-rsid="0000e1fc"/>
    </style:style>
    <style:style style:name="P2" style:family="paragraph" style:parent-style-name="Standard">
      <style:text-properties officeooo:rsid="0002724d" officeooo:paragraph-rsid="0002724d"/>
    </style:style>
    <style:style style:name="T1" style:family="text">
      <style:text-properties officeooo:rsid="000272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ON </text:p>
      <text:p text:style-name="P2"/>
      <text:p text:style-name="P2">Primeiros passo:</text:p>
      <text:p text:style-name="P1"/>
      <text:p text:style-name="P1">- Entrevista com responsável técnico;</text:p>
      <text:p text:style-name="P1"/>
      <text:p text:style-name="P1">- separação de escopo;</text:p>
      <text:p text:style-name="P1"/>
      <text:p text:style-name="P1">- (nineinbox, avaliação de desempenho, avaliação de experiência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09:22:01.653009815</meta:creation-date>
    <dc:date>2025-10-13T09:32:26.763633970</dc:date>
    <meta:editing-duration>PT10M2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20" meta:character-count="144" meta:non-whitespace-character-count="128"/>
  </office:meta>
</office:document-meta>
</file>